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676a" officeooo:paragraph-rsid="001e676a"/>
    </style:style>
    <style:style style:name="P2" style:family="paragraph" style:parent-style-name="Standard" style:list-style-name="L3">
      <style:text-properties officeooo:rsid="001e676a" officeooo:paragraph-rsid="001e676a"/>
    </style:style>
    <style:style style:name="P3" style:family="paragraph" style:parent-style-name="Standard" style:list-style-name="L4">
      <style:text-properties officeooo:rsid="001e676a" officeooo:paragraph-rsid="001e676a"/>
    </style:style>
    <style:style style:name="P4" style:family="paragraph" style:parent-style-name="Standard">
      <style:text-properties fo:font-size="14pt" fo:font-weight="bold" officeooo:rsid="001e676a" officeooo:paragraph-rsid="001e676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fo:font-weight="normal" officeooo:rsid="001e676a" officeooo:paragraph-rsid="001e676a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text-properties fo:font-size="12pt" fo:font-weight="normal" officeooo:rsid="001e676a" officeooo:paragraph-rsid="001e676a" style:font-size-asian="10.5pt" style:font-weight-asian="normal" style:font-size-complex="12pt" style:font-weight-complex="normal"/>
    </style:style>
    <style:style style:name="P7" style:family="paragraph" style:parent-style-name="Standard" style:list-style-name="L5">
      <style:text-properties fo:font-size="12pt" fo:font-weight="normal" officeooo:rsid="001ff77d" officeooo:paragraph-rsid="001ff77d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text-properties officeooo:paragraph-rsid="001e676a"/>
    </style:style>
    <style:style style:name="T1" style:family="text">
      <style:text-properties fo:font-size="14pt" fo:font-weight="bold" officeooo:rsid="001e676a" style:font-size-asian="14pt" style:font-weight-asian="bold" style:font-size-complex="14pt" style:font-weight-complex="bold"/>
    </style:style>
    <style:style style:name="T2" style:family="text">
      <style:text-properties fo:font-size="12pt" fo:font-weight="normal" officeooo:rsid="001e676a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ay3:</text:p>
      <text:p text:style-name="P4"/>
      <text:list xml:id="list4831092330494017924" text:style-name="L1">
        <text:list-item>
          <text:p text:style-name="P6">Edge detection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irst order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<text:tab/><text:tab/><text:tab/><text:tab/><text:tab/>Lx= [-0.5 <text:s text:c="2"/>0 <text:s text:c="4"/>0.5]</text:p>
      <text:p text:style-name="P5"/>
      <text:p text:style-name="P5"><text:tab/><text:tab/><text:tab/><text:tab/><text:tab/>Ly= <text:s text:c="5"/>0.5</text:p>
      <text:p text:style-name="P5"><text:tab/><text:tab/><text:tab/><text:tab/><text:tab/><text:tab/> <text:s text:c="2"/>0</text:p>
      <text:p text:style-name="P5"><text:tab/><text:tab/><text:tab/><text:tab/><text:tab/><text:tab/>-0.5</text:p>
      <text:p text:style-name="P5"/>
      <text:p text:style-name="P5"/>
      <text:p text:style-name="P5"><text:tab/><text:tab/><text:tab/><text:tab/><text:tab/>L=sqrt(Lx*Lx+Ly*Ly)</text:p>
      <text:p text:style-name="P5"/>
      <text:p text:style-name="P5"><text:tab/><text:tab/><text:tab/>Convert this to binary using trackbar threshold value</text:p>
      <text:p text:style-name="P4"/>
      <text:list xml:id="list806060838613529071" text:style-name="L2">
        <text:list-item>
          <text:p text:style-name="P8"><text:span text:style-name="T2">Canny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<text:span text:style-name="T2">convert image to grayscale</text:span></text:p>
                        </text:list-item>
                        <text:list-item>
                          <text:p text:style-name="P8"><text:span text:style-name="T2">Gaussian</text:span></text:p>
                        </text:list-item>
                        <text:list-item>
                          <text:p text:style-name="P8"><text:span text:style-name="T2">Sobel</text:span></text:p>
                        </text:list-item>
                        <text:list-item>
                          <text:p text:style-name="P8"><text:span text:style-name="T2">Apply theta method and change this to binary</text:span></text:p>
                          <text:p text:style-name="P8"><text:span text:style-name="T1"><text:tab/><text:tab/><text:tab/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2131562958802075566" text:style-name="L3">
        <text:list-item>
          <text:p text:style-name="P2">Double canny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">Same as canny</text:p>
                                </text:list-item>
                                <text:list-item>
                                  <text:p text:style-name="P2">Put same intensity in theta method</text:p>
                                </text:list-item>
                                <text:list-item>
                                  <text:p text:style-name="P2">use min max to hide some edge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<text:tab/></text:p>
      <text:list xml:id="list5179389816371685707" text:style-name="L4">
        <text:list-item>
          <text:p text:style-name="P3">Blob Detection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">Blob detection using graph theory</text:p>
                            </text:list-item>
                            <text:list-item>
                              <text:p text:style-name="P3">Use DFS to visit all pixels in blob</text:p>
                            </text:list-item>
                            <text:list-item>
                              <text:p text:style-name="P3">maintain a visited array</text:p>
                              <text:p text:style-name="P3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/>
      <text:p text:style-name="P4">Codes:</text:p>
      <text:p text:style-name="P4"/>
      <text:list xml:id="list8211101702799724047" text:style-name="L5">
        <text:list-item>
          <text:p text:style-name="P7">Create an image</text:p>
        </text:list-item>
        <text:list-item>
          <text:p text:style-name="P7">First order method</text:p>
        </text:list-item>
        <text:list-item>
          <text:p text:style-name="P7">canny</text:p>
        </text:list-item>
        <text:list-item>
          <text:p text:style-name="P7">double canny</text:p>
        </text:list-item>
        <text:list-item>
          <text:p text:style-name="P7">blob detec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04:44:11.681049733</meta:creation-date>
    <dc:date>2016-12-04T05:01:22.169181149</dc:date>
    <meta:editing-duration>PT1M39S</meta:editing-duration>
    <meta:editing-cycles>1</meta:editing-cycles>
    <meta:document-statistic meta:table-count="0" meta:image-count="0" meta:object-count="0" meta:page-count="1" meta:paragraph-count="31" meta:word-count="108" meta:character-count="558" meta:non-whitespace-character-count="452"/>
    <meta:generator>LibreOffice/4.2.3.3$Linux_X86_64 LibreOffice_project/420m0$Build-3</meta:generator>
  </office:meta>
</office:document-meta>
</file>